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6pt" style:font-size-asian="36pt" style:font-size-complex="36pt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rGraph Summer 2018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Deliverable 1</text:span></text:p>
            <text:p><text:span text:style-name="T2">Self Organizing Map Part 1</text:span></text:p>
            <text:p><text:span text:style-name="T2">Mark Mus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23:22:47.716567391</meta:creation-date>
    <dc:date>2018-07-09T23:26:21.559940368</dc:date>
    <meta:editing-duration>PT3M35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